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3-tab" table:style-name="ta1">
        <table:shapes>
          <draw:frame draw:z-index="0" draw:style-name="gr1" draw:text-style-name="P1" svg:width="20.59cm" svg:height="11.581cm" svg:x="10.528cm" svg:y="0cm">
            <draw:object draw:notify-on-update-of-ranges="'result3-tab'.A1:'result3-tab'.A1 'result3-tab'.A2:'result3-tab'.A17 'result3-tab'.B1:'result3-tab'.B1 'result3-tab'.B2:'result3-tab'.B17 'result3-tab'.E1:'result3-tab'.E1 'result3-tab'.E2:'result3-tab'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827cm" svg:height="11.715cm" svg:x="0.818cm" svg:y="11.76cm">
            <draw:object draw:notify-on-update-of-ranges="'result3-tab'.A2:'result3-tab'.A17 'result3-tab'.B1:'result3-tab'.B1 'result3-tab'.B2:'result3-tab'.B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.674cm" svg:height="11.629cm" svg:x="23.442cm" svg:y="12.237cm">
            <draw:object draw:notify-on-update-of-ranges="'result3-tab'.A2:'result3-tab'.A17 'result3-tab'.E1:'result3-tab'.E1 'result3-tab'.E2:'result3-tab'.E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nb_activation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temps_ml</text:p>
          </table:table-cell>
        </table:table-row>
        <table:table-row table:style-name="ro1">
          <table:table-cell office:value-type="float" office:value="31611" calcext:value-type="float">
            <text:p>31611</text:p>
          </table:table-cell>
          <table:table-cell office:value-type="float" office:value="61239" calcext:value-type="float">
            <text:p>612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32646" calcext:value-type="float">
            <text:p>32646</text:p>
          </table:table-cell>
          <table:table-cell office:value-type="float" office:value="61280" calcext:value-type="float">
            <text:p>612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33533" calcext:value-type="float">
            <text:p>33533</text:p>
          </table:table-cell>
          <table:table-cell office:value-type="float" office:value="61086" calcext:value-type="float">
            <text:p>6108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34520" calcext:value-type="float">
            <text:p>34520</text:p>
          </table:table-cell>
          <table:table-cell office:value-type="float" office:value="61061" calcext:value-type="float">
            <text:p>6106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35528" calcext:value-type="float">
            <text:p>35528</text:p>
          </table:table-cell>
          <table:table-cell office:value-type="float" office:value="61077" calcext:value-type="float">
            <text:p>6107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40513" calcext:value-type="float">
            <text:p>40513</text:p>
          </table:table-cell>
          <table:table-cell office:value-type="float" office:value="61046" calcext:value-type="float">
            <text:p>6104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45491" calcext:value-type="float">
            <text:p>45491</text:p>
          </table:table-cell>
          <table:table-cell office:value-type="float" office:value="61000" calcext:value-type="float">
            <text:p>6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000" calcext:value-type="float">
            <text:p>15000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50473" calcext:value-type="float">
            <text:p>50473</text:p>
          </table:table-cell>
          <table:table-cell office:value-type="float" office:value="60963" calcext:value-type="float">
            <text:p>609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60461" calcext:value-type="float">
            <text:p>60461</text:p>
          </table:table-cell>
          <table:table-cell office:value-type="float" office:value="60941" calcext:value-type="float">
            <text:p>609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000" calcext:value-type="float">
            <text:p>30000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70438" calcext:value-type="float">
            <text:p>70438</text:p>
          </table:table-cell>
          <table:table-cell office:value-type="float" office:value="60891" calcext:value-type="float">
            <text:p>6089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000" calcext:value-type="float">
            <text:p>40000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80522" calcext:value-type="float">
            <text:p>80522</text:p>
          </table:table-cell>
          <table:table-cell office:value-type="float" office:value="61061" calcext:value-type="float">
            <text:p>6106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90418" calcext:value-type="float">
            <text:p>90418</text:p>
          </table:table-cell>
          <table:table-cell office:value-type="float" office:value="60855" calcext:value-type="float">
            <text:p>608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000" calcext:value-type="float">
            <text:p>60000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100433" calcext:value-type="float">
            <text:p>100433</text:p>
          </table:table-cell>
          <table:table-cell office:value-type="float" office:value="60884" calcext:value-type="float">
            <text:p>608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000" calcext:value-type="float">
            <text:p>70000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10374" calcext:value-type="float">
            <text:p>110374</text:p>
          </table:table-cell>
          <table:table-cell office:value-type="float" office:value="60764" calcext:value-type="float">
            <text:p>6076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000" calcext:value-type="float">
            <text:p>80000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120358" calcext:value-type="float">
            <text:p>120358</text:p>
          </table:table-cell>
          <table:table-cell office:value-type="float" office:value="60732" calcext:value-type="float">
            <text:p>607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000" calcext:value-type="float">
            <text:p>90000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130967" calcext:value-type="float">
            <text:p>130967</text:p>
          </table:table-cell>
          <table:table-cell office:value-type="float" office:value="61850" calcext:value-type="float">
            <text:p>618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44" calcext:value-type="float">
            <text:p>19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 style:data-style-name="N2" text:time-value="16:21:36.390937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8T16:21:26.646040197</dc:date>
    <meta:editing-duration>PT2M22S</meta:editing-duration>
    <meta:editing-cycles>1</meta:editing-cycles>
    <meta:generator>LibreOffice/6.4.7.2$Linux_X86_64 LibreOffice_project/40$Build-2</meta:generator>
    <meta:document-statistic meta:table-count="1" meta:cell-count="10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91cm" svg:height="11.582cm" xlink:href=".." xlink:type="simple" chart:class="chart:line" chart:style-name="ch1">
        <chart:legend chart:legend-position="end" svg:x="17.21cm" svg:y="4.994cm" style:legend-expansion="high" chart:style-name="ch2"/>
        <chart:plot-area chart:style-name="ch3" table:cell-range-address="'result3-tab'.A1:'result3-tab'.B17 'result3-tab'.E1:'result3-tab'.E17" chart:data-source-has-labels="row" svg:x="0.411cm" svg:y="0.231cm" svg:width="16.388cm" svg:height="11.12cm">
          <chartooo:coordinate-region svg:x="1.588cm" svg:y="0.43cm" svg:width="14.84cm" svg:height="10.2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ult3-tab'.A2:'result3-tab'.A17" chart:label-cell-address="'result3-tab'.A1:'result3-tab'.A1" chart:class="chart:line">
            <chart:data-point chart:repeated="16"/>
          </chart:series>
          <chart:series chart:style-name="ch7" chart:values-cell-range-address="'result3-tab'.B2:'result3-tab'.B17" chart:label-cell-address="'result3-tab'.B1:'result3-tab'.B1" chart:class="chart:line">
            <chart:data-point chart:repeated="16"/>
          </chart:series>
          <chart:series chart:style-name="ch8" chart:values-cell-range-address="'result3-tab'.E2:'result3-tab'.E17" chart:label-cell-address="'result3-tab'.E1:'result3-tab'.E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</text:p>
                <draw:g>
                  <svg:desc>'result3-tab'.A1:'result3-tab'.A1</svg:desc>
                </draw:g>
              </table:table-cell>
              <table:table-cell office:value-type="string">
                <text:p>nb_activation</text:p>
                <draw:g>
                  <svg:desc>'result3-tab'.B1:'result3-tab'.B1</svg:desc>
                </draw:g>
              </table:table-cell>
              <table:table-cell office:value-type="string">
                <text:p>K5</text:p>
                <draw:g>
                  <svg:desc>'result3-tab'.E1:'result3-tab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611">
                <text:p>31611</text:p>
                <draw:g>
                  <svg:desc>'result3-tab'.A2:'result3-tab'.A17</svg:desc>
                </draw:g>
              </table:table-cell>
              <table:table-cell office:value-type="float" office:value="61239">
                <text:p>61239</text:p>
                <draw:g>
                  <svg:desc>'result3-tab'.B2:'result3-tab'.B17</svg:desc>
                </draw:g>
              </table:table-cell>
              <table:table-cell office:value-type="float" office:value="1000">
                <text:p>1000</text:p>
                <draw:g>
                  <svg:desc>'result3-tab'.E2:'result3-tab'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646">
                <text:p>32646</text:p>
              </table:table-cell>
              <table:table-cell office:value-type="float" office:value="61280">
                <text:p>6128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533">
                <text:p>33533</text:p>
              </table:table-cell>
              <table:table-cell office:value-type="float" office:value="61086">
                <text:p>6108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520">
                <text:p>34520</text:p>
              </table:table-cell>
              <table:table-cell office:value-type="float" office:value="61061">
                <text:p>6106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528">
                <text:p>35528</text:p>
              </table:table-cell>
              <table:table-cell office:value-type="float" office:value="61077">
                <text:p>61077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13">
                <text:p>40513</text:p>
              </table:table-cell>
              <table:table-cell office:value-type="float" office:value="61046">
                <text:p>61046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491">
                <text:p>45491</text:p>
              </table:table-cell>
              <table:table-cell office:value-type="float" office:value="61000">
                <text:p>61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473">
                <text:p>50473</text:p>
              </table:table-cell>
              <table:table-cell office:value-type="float" office:value="60963">
                <text:p>60963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461">
                <text:p>60461</text:p>
              </table:table-cell>
              <table:table-cell office:value-type="float" office:value="60941">
                <text:p>60941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438">
                <text:p>70438</text:p>
              </table:table-cell>
              <table:table-cell office:value-type="float" office:value="60891">
                <text:p>60891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522">
                <text:p>80522</text:p>
              </table:table-cell>
              <table:table-cell office:value-type="float" office:value="61061">
                <text:p>6106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418">
                <text:p>90418</text:p>
              </table:table-cell>
              <table:table-cell office:value-type="float" office:value="60855">
                <text:p>60855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433">
                <text:p>100433</text:p>
              </table:table-cell>
              <table:table-cell office:value-type="float" office:value="60884">
                <text:p>60884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374">
                <text:p>110374</text:p>
              </table:table-cell>
              <table:table-cell office:value-type="float" office:value="60764">
                <text:p>6076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358">
                <text:p>120358</text:p>
              </table:table-cell>
              <table:table-cell office:value-type="float" office:value="60732">
                <text:p>60732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967">
                <text:p>130967</text:p>
              </table:table-cell>
              <table:table-cell office:value-type="float" office:value="61850">
                <text:p>61850</text:p>
              </table:table-cell>
              <table:table-cell office:value-type="float" office:value="100000">
                <text:p>1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28cm" svg:height="11.716cm" xlink:href=".." xlink:type="simple" chart:class="chart:scatter" chart:style-name="ch1">
        <chart:legend chart:legend-position="end" svg:x="15.939cm" svg:y="5.31cm" style:legend-expansion="high" chart:style-name="ch2"/>
        <chart:plot-area chart:style-name="ch3" table:cell-range-address="'result3-tab'.A2:'result3-tab'.B17 'result3-tab'.B1:'result3-tab'.B1" chart:data-source-has-labels="row" svg:x="1.427cm" svg:y="0.234cm" svg:width="14.096cm" svg:height="10.267cm">
          <chartooo:coordinate-region svg:x="2.604cm" svg:y="0.433cm" svg:width="12.362cm" svg:height="9.421cm"/>
          <chart:axis chart:dimension="x" chart:name="primary-x" chart:style-name="ch4">
            <chart:title svg:x="7.068cm" svg:y="10.735cm" chart:style-name="ch5">
              <text:p>Nombre de conflits</text:p>
            </chart:title>
          </chart:axis>
          <chart:axis chart:dimension="y" chart:name="primary-y" chart:style-name="ch4">
            <chart:title svg:x="0.451cm" svg:y="6.853cm" chart:style-name="ch6">
              <text:p>Nombre d'activation</text:p>
            </chart:title>
            <chart:grid chart:style-name="ch7" chart:class="major"/>
          </chart:axis>
          <chart:series chart:style-name="ch8" chart:values-cell-range-address="'result3-tab'.B2:'result3-tab'.B17" chart:label-cell-address="'result3-tab'.B1:'result3-tab'.B1" chart:class="chart:scatter">
            <chart:domain table:cell-range-address="'result3-tab'.A2:'result3-tab'.A17"/>
            <chart:regression-curve chart:style-name="ch9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nb_activation</text:p>
                <draw:g>
                  <svg:desc>'result3-tab'.B1:'result3-tab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611">
                <text:p>31611</text:p>
                <draw:g>
                  <svg:desc>'result3-tab'.A2:'result3-tab'.A17</svg:desc>
                </draw:g>
              </table:table-cell>
              <table:table-cell office:value-type="float" office:value="61239">
                <text:p>61239</text:p>
                <draw:g>
                  <svg:desc>'result3-tab'.B2:'result3-tab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646">
                <text:p>32646</text:p>
              </table:table-cell>
              <table:table-cell office:value-type="float" office:value="61280">
                <text:p>612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533">
                <text:p>33533</text:p>
              </table:table-cell>
              <table:table-cell office:value-type="float" office:value="61086">
                <text:p>61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520">
                <text:p>34520</text:p>
              </table:table-cell>
              <table:table-cell office:value-type="float" office:value="61061">
                <text:p>61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528">
                <text:p>35528</text:p>
              </table:table-cell>
              <table:table-cell office:value-type="float" office:value="61077">
                <text:p>61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13">
                <text:p>40513</text:p>
              </table:table-cell>
              <table:table-cell office:value-type="float" office:value="61046">
                <text:p>61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491">
                <text:p>45491</text:p>
              </table:table-cell>
              <table:table-cell office:value-type="float" office:value="61000">
                <text:p>61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473">
                <text:p>50473</text:p>
              </table:table-cell>
              <table:table-cell office:value-type="float" office:value="60963">
                <text:p>60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461">
                <text:p>60461</text:p>
              </table:table-cell>
              <table:table-cell office:value-type="float" office:value="60941">
                <text:p>60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438">
                <text:p>70438</text:p>
              </table:table-cell>
              <table:table-cell office:value-type="float" office:value="60891">
                <text:p>60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522">
                <text:p>80522</text:p>
              </table:table-cell>
              <table:table-cell office:value-type="float" office:value="61061">
                <text:p>61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418">
                <text:p>90418</text:p>
              </table:table-cell>
              <table:table-cell office:value-type="float" office:value="60855">
                <text:p>60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433">
                <text:p>100433</text:p>
              </table:table-cell>
              <table:table-cell office:value-type="float" office:value="60884">
                <text:p>608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374">
                <text:p>110374</text:p>
              </table:table-cell>
              <table:table-cell office:value-type="float" office:value="60764">
                <text:p>607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358">
                <text:p>120358</text:p>
              </table:table-cell>
              <table:table-cell office:value-type="float" office:value="60732">
                <text:p>60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967">
                <text:p>130967</text:p>
              </table:table-cell>
              <table:table-cell office:value-type="float" office:value="61850">
                <text:p>618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75cm" svg:height="11.63cm" xlink:href=".." xlink:type="simple" chart:class="chart:scatter" chart:style-name="ch1">
        <chart:legend chart:legend-position="end" svg:x="19.497cm" svg:y="5.516cm" style:legend-expansion="high" chart:style-name="ch2"/>
        <chart:plot-area chart:style-name="ch3" table:cell-range-address="'result3-tab'.A2:'result3-tab'.A17 'result3-tab'.E1:'result3-tab'.E17" chart:data-source-has-labels="row" svg:x="1.424cm" svg:y="0.232cm" svg:width="17.66cm" svg:height="10.185cm">
          <chartooo:coordinate-region svg:x="2.601cm" svg:y="0.431cm" svg:width="15.741cm" svg:height="9.339cm"/>
          <chart:axis chart:dimension="x" chart:name="primary-x" chart:style-name="ch4">
            <chart:title svg:x="8.847cm" svg:y="10.649cm" chart:style-name="ch5">
              <text:p>Nombre de conflits</text:p>
            </chart:title>
          </chart:axis>
          <chart:axis chart:dimension="y" chart:name="primary-y" chart:style-name="ch4">
            <chart:title svg:x="0.451cm" svg:y="6.321cm" chart:style-name="ch6">
              <text:p>Valeur de K5</text:p>
            </chart:title>
            <chart:grid chart:style-name="ch7" chart:class="major"/>
          </chart:axis>
          <chart:series chart:style-name="ch8" chart:values-cell-range-address="'result3-tab'.E2:'result3-tab'.E17" chart:label-cell-address="'result3-tab'.E1:'result3-tab'.E1" chart:class="chart:scatter">
            <chart:domain table:cell-range-address="'result3-tab'.A2:'result3-tab'.A17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K5</text:p>
                <draw:g>
                  <svg:desc>'result3-tab'.E1:'result3-tab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611">
                <text:p>31611</text:p>
                <draw:g>
                  <svg:desc>'result3-tab'.A2:'result3-tab'.A17</svg:desc>
                </draw:g>
              </table:table-cell>
              <table:table-cell office:value-type="float" office:value="1000">
                <text:p>1000</text:p>
                <draw:g>
                  <svg:desc>'result3-tab'.E2:'result3-tab'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646">
                <text:p>3264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533">
                <text:p>33533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520">
                <text:p>3452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528">
                <text:p>35528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13">
                <text:p>40513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491">
                <text:p>45491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473">
                <text:p>50473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461">
                <text:p>60461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438">
                <text:p>70438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522">
                <text:p>8052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418">
                <text:p>90418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433">
                <text:p>100433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374">
                <text:p>11037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358">
                <text:p>120358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967">
                <text:p>130967</text:p>
              </table:table-cell>
              <table:table-cell office:value-type="float" office:value="100000">
                <text:p>1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